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jlboost_greek-spanish-t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]/[.B2]" office:value-type="float" office:value="0.545454545454545" calcext:value-type="float">
            <text:p>0.545454545454545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378312257917521" calcext:value-type="float">
            <text:p>0.378312257917521</text:p>
          </table:table-cell>
        </table:table-row>
        <table:table-row table:style-name="ro1">
          <table:table-cell office:value-type="string" calcext:value-type="string">
            <text:p>tit_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]/[.B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D4]/[.B4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5]/[.B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D6]/[.B6]" office:value-type="float" office:value="0.263157894736842" calcext:value-type="float">
            <text:p>0.26315789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7]/[.B7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8]/[.B8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D9]/[.B9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0]/[.B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11]/[.B11]"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2]/[.B12]" office:value-type="float" office:value="0.111111111111111" calcext:value-type="float">
            <text:p>0.1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3]/[.B13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D14]/[.B14]" office:value-type="float" office:value="0.181818181818182" calcext:value-type="float">
            <text:p>0.1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5]/[.B1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D16]/[.B16]" office:value-type="float" office:value="0.25" calcext:value-type="float">
            <text:p>0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7:29:00.088848426</dc:date>
    <meta:editing-duration>P1DT23H16M52S</meta:editing-duration>
    <meta:editing-cycles>1</meta:editing-cycles>
    <meta:document-statistic meta:table-count="1" meta:cell-count="82" meta:object-count="0"/>
    <meta:generator>LibreOffice/7.5.3.2$Linux_X86_64 LibreOffice_project/67bf5ab3e8553b11738d1302ab7051a12dd8b40d</meta:generator>
  </office:meta>
</office:document-meta>
</file>